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528in" fo:margin-left="0.0278in" fo:margin-top="0in" fo:margin-bottom="0in" table:align="left" style:writing-mode="lr-tb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1597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2.0694in"/>
    </style:style>
    <style:style style:name="Table2.E" style:family="table-column">
      <style:table-column-properties style:column-width="2.1153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6" style:family="table-row">
      <style:table-row-properties style:min-row-height="0.7736in" fo:keep-together="auto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paragraph-rsid="001bb8f6" style:font-name-complex="Calibri1"/>
    </style:style>
    <style:style style:name="P9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9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bb8f6" officeooo:paragraph-rsid="001bb8f6" style:font-name-complex="Calibri1"/>
    </style:style>
    <style:style style:name="P20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8bf27" officeooo:paragraph-rsid="001bb8f6" style:font-name-complex="Calibri1"/>
    </style:style>
    <style:style style:name="P21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f528f" officeooo:paragraph-rsid="001f528f" style:font-name-complex="Calibri1"/>
    </style:style>
    <style:style style:name="P2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f528f" officeooo:paragraph-rsid="001f528f" style:font-name-complex="Calibri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alibri" fo:font-weight="bold" style:font-weight-asian="bold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fo:font-weight="bold" officeooo:rsid="001dcad4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officeooo:rsid="001bb8f6" style:font-name-complex="Calibri1"/>
    </style:style>
    <style:style style:name="T8" style:family="text">
      <style:text-properties fo:color="#000000" loext:opacity="100%" style:font-name="Calibri" officeooo:rsid="0018bf27" style:font-name-complex="Calibri1"/>
    </style:style>
    <style:style style:name="T9" style:family="text">
      <style:text-properties fo:color="#000000" loext:opacity="100%" style:font-name="Calibri" officeooo:rsid="001dcad4" style:font-name-complex="Calibri1"/>
    </style:style>
    <style:style style:name="T10" style:family="text">
      <style:text-properties fo:color="#000000" loext:opacity="100%" style:font-name="Calibri" fo:font-weight="normal" officeooo:rsid="0015d1a3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18880f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19f787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1bb8f6" style:font-weight-asian="normal" style:font-name-complex="Calibri1" style:font-weight-complex="normal"/>
    </style:style>
    <style:style style:name="T14" style:family="text">
      <style:text-properties fo:color="#000000" loext:opacity="100%" style:font-name="Calibri" fo:font-weight="normal" officeooo:rsid="001dcad4" style:font-weight-asian="normal" style:font-name-complex="Calibri1" style:font-weight-complex="normal"/>
    </style:style>
    <style:style style:name="T15" style:family="text">
      <style:text-properties officeooo:rsid="001bb8f6"/>
    </style:style>
    <style:style style:name="T16" style:family="text">
      <style:text-properties officeooo:rsid="0018bf27"/>
    </style:style>
    <style:style style:name="T17" style:family="text">
      <style:text-properties officeooo:rsid="001f5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3" loext:marker-style-name="T2"/>
            <text:p text:style-name="P16" loext:marker-style-name="T1"><text:span text:style-name="T2">SPSE Jecna Test Case </text:span><text:span text:style-name="T2"/></text:p>
            <text:p text:style-name="P1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Test Case ID: </text:span><text:span text:style-name="T14">4</text:span><text:span text:style-name="T10">_</text:span><text:span text:style-name="T14">Update</text:span></text:p>
          </table:table-cell>
          <table:table-cell table:style-name="Table1.B3" office:value-type="string">
            <text:p text:style-name="P1"><text:span text:style-name="T3">Test Designed by: </text:span><text:span text:style-name="T10">Anton Kalashniko</text:span><text:span text:style-name="T11">v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4">Test Name: </text:span><text:span text:style-name="T14">Update data</text:span><text:span text:style-name="T12"> </text:span><text:span text:style-name="T14">in</text:span><text:span text:style-name="T12"> flats table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4">Brief description: </text:span><text:span text:style-name="T12">This test walks you thru </text:span><text:span text:style-name="T14">updating</text:span><text:span text:style-name="T12"> data from table flats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3"><text:span text:style-name="T4"><text:s text:c="2"/>Pre-conditions: </text:span><text:span text:style-name="T13">Same as 2_Insert, </text:span><text:span text:style-name="T5">ADD NEW INSTANCE INTO THE TABLE (SAME METHOD AS 2_Insert)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3"><text:s text:c="2"/>Dependencies and Requirements:</text:span><text:span text:style-name="T6"> </text:span><text:span text:style-name="T7">Same as 2_Inser</text:span><text:span text:style-name="T9">t</text:span></text:p>
          </table:table-cell>
          <table:covered-table-cell/>
        </table:table-row>
      </table:table>
      <text:p text:style-name="P17" loext:marker-style-name="T6"/>
      <text:p text:style-name="P18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A1" office:value-type="string">
            <text:p text:style-name="P11">Test Steps</text:p>
          </table:table-cell>
          <table:table-cell table:style-name="Table2.A1" office:value-type="string">
            <text:p text:style-name="P12">Test Data</text:p>
          </table:table-cell>
          <table:table-cell table:style-name="Table2.A1" office:value-type="string">
            <text:p text:style-name="P11">Expected Result</text:p>
          </table:table-cell>
          <table:table-cell table:style-name="Table2.E1" office:value-type="string">
            <text:p text:style-name="P11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<text:span text:style-name="T6"><text:s/></text:span><text:span text:style-name="T8">While on menu choose 1 action</text:span></text:p>
          </table:table-cell>
          <table:table-cell table:style-name="Table2.C2" office:value-type="string">
            <text:p text:style-name="P19" loext:marker-style-name="T6">None</text:p>
          </table:table-cell>
          <table:table-cell table:style-name="Table2.D2" office:value-type="string">
            <text:p text:style-name="P20" loext:marker-style-name="T6">Another menu pops up to choose from</text:p>
          </table:table-cell>
          <table:table-cell table:style-name="Table2.E2" office:value-type="string">
            <text:p text:style-name="P7"><text:s/></text:p>
          </table:table-cell>
        </table:table-row>
        <table:table-row table:style-name="Table2.3">
          <table:table-cell table:style-name="Table2.A3" office:value-type="string">
            <text:p text:style-name="P6">2</text:p>
          </table:table-cell>
          <table:table-cell table:style-name="Table2.B3" office:value-type="string">
            <text:p text:style-name="P3"><text:span text:style-name="T6"><text:s/></text:span><text:span text:style-name="T8">Choose 4 on the popped menu</text:span></text:p>
          </table:table-cell>
          <table:table-cell table:style-name="Table2.C3" office:value-type="string">
            <text:p text:style-name="P19" loext:marker-style-name="T6">None</text:p>
          </table:table-cell>
          <table:table-cell table:style-name="Table2.D3" office:value-type="string">
            <text:p text:style-name="P20" loext:marker-style-name="T6">Last menu pops up</text:p>
          </table:table-cell>
          <table:table-cell table:style-name="Table2.E3" office:value-type="string">
            <text:p text:style-name="P7" loext:marker-style-name="T6"/>
          </table:table-cell>
        </table:table-row>
        <table:table-row table:style-name="Table2.4">
          <table:table-cell table:style-name="Table2.A4" office:value-type="string">
            <text:p text:style-name="P9">3</text:p>
          </table:table-cell>
          <table:table-cell table:style-name="Table2.B4" office:value-type="string">
            <text:p text:style-name="P8"><text:s/><text:span text:style-name="T16">Choose </text:span><text:span text:style-name="T17">2</text:span><text:span text:style-name="T16"> on the final menu</text:span></text:p>
          </table:table-cell>
          <table:table-cell table:style-name="Table2.C4" office:value-type="string">
            <text:p text:style-name="P7" loext:marker-style-name="T6"/>
          </table:table-cell>
          <table:table-cell table:style-name="Table2.D4" office:value-type="string">
            <text:p text:style-name="P19" loext:marker-style-name="T6">Program shows you all data in flats table and asks you for id of instance you want to <text:span text:style-name="T17">update</text:span></text:p>
          </table:table-cell>
          <table:table-cell table:style-name="Table2.E4" office:value-type="string">
            <text:p text:style-name="P7" loext:marker-style-name="T6"/>
          </table:table-cell>
        </table:table-row>
        <table:table-row table:style-name="Table2.5">
          <table:table-cell table:style-name="Table2.A5" office:value-type="string">
            <text:p text:style-name="P9">4</text:p>
          </table:table-cell>
          <table:table-cell table:style-name="Table2.B5" office:value-type="string">
            <text:p text:style-name="P7"><text:span text:style-name="T15">Input id of the instance you inserted in 2_Insert</text:span> </text:p>
          </table:table-cell>
          <table:table-cell table:style-name="Table2.C5" office:value-type="string">
            <text:p text:style-name="P19" loext:marker-style-name="T6">Id (number)</text:p>
          </table:table-cell>
          <table:table-cell table:style-name="Table2.D5" office:value-type="string">
            <text:p text:style-name="P22" loext:marker-style-name="T6">Request for new data will pop up</text:p>
          </table:table-cell>
          <table:table-cell table:style-name="Table2.E5" office:value-type="string">
            <text:p text:style-name="P7" loext:marker-style-name="T6"/>
          </table:table-cell>
        </table:table-row>
        <table:table-row table:style-name="Table2.6">
          <table:table-cell table:style-name="Table2.A6" office:value-type="string">
            <text:p text:style-name="P9">5</text:p>
          </table:table-cell>
          <table:table-cell table:style-name="Table2.B6" office:value-type="string">
            <text:p text:style-name="P22" loext:marker-style-name="T6">Start inserting data as the program asks you (Data --&gt;)</text:p>
          </table:table-cell>
          <table:table-cell table:style-name="Table2.C6" office:value-type="string">
            <text:p text:style-name="P22" loext:marker-style-name="T6">2, AB12, 500</text:p>
          </table:table-cell>
          <table:table-cell table:style-name="Table2.D6" office:value-type="string">
            <text:p text:style-name="P22" loext:marker-style-name="T6">After update starter menu pops up</text:p>
          </table:table-cell>
          <table:table-cell table:style-name="Table2.E6" office:value-type="string">
            <text:p text:style-name="P7" loext:marker-style-name="T6"/>
          </table:table-cell>
        </table:table-row>
        <text:soft-page-break/>
        <table:table-row table:style-name="Table2.6">
          <table:table-cell table:style-name="Table2.A7" office:value-type="string">
            <text:p text:style-name="P23">6</text:p>
          </table:table-cell>
          <table:table-cell table:style-name="Table2.B7" office:value-type="string">
            <text:p text:style-name="P22" loext:marker-style-name="T6">Check if data got update </text:p>
            <text:p text:style-name="P22" loext:marker-style-name="T6">Choose : 1, 4, 1</text:p>
            <text:p text:style-name="P22" loext:marker-style-name="T6"/>
          </table:table-cell>
          <table:table-cell table:style-name="Table2.C7" office:value-type="string">
            <text:p text:style-name="P22" loext:marker-style-name="T6">None</text:p>
          </table:table-cell>
          <table:table-cell table:style-name="Table2.D7" office:value-type="string">
            <text:p text:style-name="P22" loext:marker-style-name="T6">Data will get updated</text:p>
          </table:table-cell>
          <table:table-cell table:style-name="Table2.E7" office:value-type="string">
            <text:p text:style-name="P7" loext:marker-style-name="T6"/>
          </table:table-cell>
        </table:table-row>
      </table:table>
      <text:p text:style-name="P15" loext:marker-style-name="T1"/>
      <text:p text:style-name="P15" loext:marker-style-name="T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                    Test Case Template</dc:title>
    <meta:initial-creator>Vijay</meta:initial-creator>
    <meta:creation-date>2023-01-18T20:57:00</meta:creation-date>
    <dc:date>2024-02-04T22:28:22.136000000</dc:date>
    <meta:editing-cycles>8</meta:editing-cycles>
    <meta:editing-duration>PT25M43S</meta:editing-duration>
    <meta:generator>LibreOffice/7.5.5.2$Windows_X86_64 LibreOffice_project/ca8fe7424262805f223b9a2334bc7181abbcbf5e</meta:generator>
    <meta:document-statistic meta:table-count="2" meta:image-count="0" meta:object-count="0" meta:page-count="2" meta:paragraph-count="38" meta:word-count="169" meta:character-count="878" meta:non-whitespace-character-count="734"/>
    <meta:user-defined meta:name="Operator">Alena Reichlová</meta:user-defined>
  </office:meta>
</office:document-meta>
</file>